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weight-asian="normal" style:font-weight-complex="norm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ificación de la memoria del PFC:</text:p>
      <text:p text:style-name="P1"/>
      <text:list xml:id="list36316238" text:style-name="L1">
        <text:list-item>
          <text:p text:style-name="P4">Descripción general (D:2|P:3) (MEJORAR?)</text:p>
        </text:list-item>
        <text:list-item>
          <text:p text:style-name="P4">Análisis (D:54|P:137)</text:p>
          <text:list>
            <text:list-item>
              <text:list>
                <text:list-item>
                  <text:p text:style-name="P4">Restricciones de integridad</text:p>
                </text:list-item>
                <text:list-item>
                  <text:p text:style-name="P4">Reglas de derivación</text:p>
                </text:list-item>
              </text:list>
            </text:list-item>
          </text:list>
        </text:list-item>
        <text:list-item>
          <text:p text:style-name="P4">Diseño (D:32|P:26)</text:p>
          <text:list>
            <text:list-item>
              <text:p text:style-name="P4">Diseño de la capa de datos</text:p>
              <text:list>
                <text:list-item>
                  <text:p text:style-name="P4">Relaciones</text:p>
                </text:list-item>
                <text:list-item>
                  <text:p text:style-name="P4">Diagrama E-R</text:p>
                </text:list-item>
                <text:list-item>
                  <text:p text:style-name="P4">Diseño lógico de la BD</text:p>
                </text:list-item>
                <text:list-item>
                  <text:p text:style-name="P4">Normalización</text:p>
                </text:list-item>
                <text:list-item>
                  <text:p text:style-name="P4">Diseño físico de la BD</text:p>
                </text:list-item>
                <text:list-item>
                  <text:p text:style-name="P4">Diagrama de clases de diseño (Por subsistema)</text:p>
                </text:list-item>
              </text:list>
            </text:list-item>
            <text:list-item>
              <text:p text:style-name="P4">Diseño de la capa de presentación</text:p>
              <text:list>
                <text:list-item>
                  <text:p text:style-name="P4">Descripción de los elementos de la interfaz:</text:p>
                  <text:list>
                    <text:list-item>
                      <text:p text:style-name="P4">Menú, formularios, etc. En mi caso también las pantallas de calendario y horari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Implementación (D:4|P:12)</text:p>
          <text:list>
            <text:list-item>
              <text:p text:style-name="P4">Distribución de directorios</text:p>
            </text:list-item>
            <text:list-item>
              <text:p text:style-name="P4">Herramientas de desarrollo</text:p>
            </text:list-item>
            <text:list-item>
              <text:p text:style-name="P4">Problemas durante la implementación.</text:p>
            </text:list-item>
          </text:list>
        </text:list-item>
        <text:list-item>
          <text:p text:style-name="P4">Pruebas y validaciones (D:4|P:4)</text:p>
          <text:list>
            <text:list-item>
              <text:p text:style-name="P4">Pruebas sobre los datos</text:p>
            </text:list-item>
            <text:list-item>
              <text:p text:style-name="P4">Pruebas sobre la interfaz</text:p>
            </text:list-item>
            <text:list-item>
              <text:p text:style-name="P4">Especificación del diseño de las pruebas</text:p>
              <text:list>
                <text:list-item>
                  <text:p text:style-name="P4">Nota: Aquí podría meter alguna captura del debugger de NetBeans</text:p>
                </text:list-item>
              </text:list>
            </text:list-item>
          </text:list>
        </text:list-item>
        <text:list-item>
          <text:p text:style-name="P4">Conclusiones (D:2|P:4)</text:p>
          <text:list>
            <text:list-item>
              <text:p text:style-name="P4">Generales</text:p>
            </text:list-item>
            <text:list-item>
              <text:p text:style-name="P4">Conocimientos adquiridos</text:p>
            </text:list-item>
            <text:list-item>
              <text:p text:style-name="P4">Futuro</text:p>
            </text:list-item>
          </text:list>
        </text:list-item>
        <text:list-item>
          <text:p text:style-name="P4">Manual de instalación (D:4)</text:p>
        </text:list-item>
        <text:list-item>
          <text:p text:style-name="P4">Manual de usuario (D:22|P:43)</text:p>
        </text:list-item>
        <text:list-item>
          <text:p text:style-name="P4">SQL </text:p>
        </text:list-item>
      </text:list>
      <text:p text:style-name="P1"/>
      <text:list xml:id="list36319581" text:style-name="L2">
        <text:list-item>
          <text:p text:style-name="P5">28/11/2011</text:p>
          <text:list>
            <text:list-item>
              <text:p text:style-name="P5">Terminar Diseño</text:p>
              <text:list>
                <text:list-item>
                  <text:p text:style-name="P5">E-R</text:p>
                </text:list-item>
                <text:list-item>
                  <text:p text:style-name="P5">Diagrama de clases de diseño</text:p>
                </text:list-item>
                <text:list-item>
                  <text:p text:style-name="P5">Alguna cosa más?</text:p>
                </text:list-item>
              </text:list>
            </text:list-item>
          </text:list>
        </text:list-item>
        <text:list-item>
          <text:p text:style-name="P5">1/12/2011</text:p>
          <text:list>
            <text:list-item>
              <text:p text:style-name="P5">Implementación</text:p>
            </text:list-item>
            <text:list-item>
              <text:p text:style-name="P5">Pruebas</text:p>
            </text:list-item>
            <text:list-item>
              <text:p text:style-name="P5">Conclusiones</text:p>
            </text:list-item>
          </text:list>
        </text:list-item>
        <text:list-item>
          <text:p text:style-name="P5">2/12/2011</text:p>
          <text:list>
            <text:list-item>
              <text:p text:style-name="P5">Manual de instalación</text:p>
            </text:list-item>
            <text:list-item>
              <text:p text:style-name="P5">Manual de usuario</text:p>
            </text:list-item>
          </text:list>
        </text:list-item>
        <text:list-item>
          <text:p text:style-name="P5">3/12/2011</text:p>
          <text:list>
            <text:list-item>
              <text:p text:style-name="P5">Terminar lo que falte de la memori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8:03:32.19</meta:creation-date>
    <meta:print-date>2011-11-28T18:57:16.54</meta:print-date>
    <dc:date>2011-12-10T20:33:13.84</dc:date>
    <meta:editing-duration>PT8H21M7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46" meta:word-count="204" meta:character-count="1138" meta:non-whitespace-character-count="1024"/>
  </office:meta>
</office:document-meta>
</file>